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modern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1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Lucida Sans Unicod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3"/></text:p>
            <text:p><text:span text:style-name="T4"/></text:p>
          </draw:text-box>
        </draw:frame>
        <draw:line draw:style-name="gr5" draw:text-style-name="P5" draw:layer="layout" svg:x1="16.25cm" svg:y1="5cm" svg:x2="18.5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modern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6T14:15:14.814000000</dc:date>
    <meta:editing-duration>PT14H57M11S</meta:editing-duration>
    <meta:editing-cycles>3</meta:editing-cycles>
    <meta:generator>LibreOffice/7.2.7.2$Windows_X86_64 LibreOffice_project/8d71d29d553c0f7dcbfa38fbfda25ee34cce99a2</meta:generator>
    <meta:document-statistic meta:object-count="65"/>
  </office:meta>
</office:document-meta>
</file>